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size="22pt" style:font-size-asian="22pt" style:font-size-complex="22pt"/>
    </style:style>
    <style:style style:name="T3" style:parent-style-name="Policepardéfaut" style:family="text">
      <style:text-properties fo:font-size="12pt" style:font-size-asian="12pt" style:font-size-complex="12pt" fo:background-color="#FFFF00"/>
    </style:style>
    <style:style style:name="P4" style:parent-style-name="Normal" style:family="paragraph">
      <style:text-properties fo:font-size="12pt" style:font-size-asian="12pt" style:font-size-complex="12pt"/>
    </style:style>
    <style:style style:name="P5" style:parent-style-name="Paragraphedeliste" style:list-style-name="LFO1"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Paragraphedeliste" style:list-style-name="LFO1"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Paragraphedeliste" style:list-style-name="LFO1"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Paragraphedeliste" style:list-style-name="LFO1"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Paragraphedeliste" style:list-style-name="LFO1"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Paragraphedeliste" style:list-style-name="LFO1"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Paragraphedeliste" style:list-style-name="LFO1"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Paragraphedeliste" style:list-style-name="LFO1"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Paragraphedeliste" style:list-style-name="LFO1"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Paragraphedeliste" style:list-style-name="LFO1" style:family="paragraph">
      <style:text-properties fo:font-size="12pt" style:font-size-asian="12pt" style:font-size-complex="12pt"/>
    </style:style>
    <style:style style:name="P24" style:parent-style-name="Paragraphedeliste" style:list-style-name="LFO1"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Paragraphedeliste" style:list-style-name="LFO1"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Paragraphedeliste" style:list-style-name="LFO1"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Paragraphedeliste" style:list-style-name="LFO1"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Paragraphedeliste" style:list-style-name="LFO1"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Paragraphedeliste" style:list-style-name="LFO1"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Paragraphedeliste" style:list-style-name="LFO1"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Paragraphedeliste" style:list-style-name="LFO1"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Paragraphedeliste" style:list-style-name="LFO1"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Paragraphedeliste" style:list-style-name="LFO1" style:family="paragraph">
      <style:text-properties fo:font-size="12pt" style:font-size-asian="12pt" style:font-size-complex="12pt"/>
    </style:style>
    <style:style style:name="P43" style:parent-style-name="Paragraphedeliste" style:family="paragraph">
      <style:text-properties fo:font-size="12pt" style:font-size-asian="12pt" style:font-size-complex="12pt"/>
    </style:style>
    <style:style style:name="P44" style:parent-style-name="Paragraphedeliste" style:family="paragraph">
      <style:text-properties fo:font-size="12pt" style:font-size-asian="12pt" style:font-size-complex="12pt"/>
    </style:style>
    <style:style style:name="P45" style:parent-style-name="Paragraphedeliste" style:list-style-name="LFO1"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Paragraphedeliste" style:list-style-name="LFO1"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Paragraphedeliste" style:list-style-name="LFO1"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Paragraphedeliste" style:list-style-name="LFO1"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Paragraphedeliste" style:list-style-name="LFO1"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Paragraphedeliste" style:list-style-name="LFO1"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Paragraphedeliste" style:list-style-name="LFO1"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Paragraphedeliste" style:list-style-name="LFO1"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Paragraphedeliste" style:list-style-name="LFO1"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Paragraphedeliste" style:list-style-name="LFO1" style:family="paragraph">
      <style:text-properties fo:font-size="12pt" style:font-size-asian="12pt" style:font-size-complex="12pt"/>
    </style:style>
    <style:style style:name="P64" style:parent-style-name="Paragraphedeliste" style:list-style-name="LFO1"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Paragraphedeliste" style:list-style-name="LFO1"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Paragraphedeliste" style:list-style-name="LFO1"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Paragraphedeliste" style:list-style-name="LFO1"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Paragraphedeliste" style:list-style-name="LFO1"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Paragraphedeliste" style:list-style-name="LFO1"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Paragraphedeliste" style:list-style-name="LFO1"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Paragraphedeliste" style:list-style-name="LFO1"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Paragraphedeliste" style:list-style-name="LFO1"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Paragraphedeliste" style:list-style-name="LFO1" style:family="paragraph">
      <style:text-properties fo:font-size="12pt" style:font-size-asian="12pt" style:font-size-complex="12pt"/>
    </style:style>
    <style:style style:name="P83" style:parent-style-name="Paragraphedeliste" style:family="paragraph">
      <style:text-properties fo:font-size="12pt" style:font-size-asian="12pt" style:font-size-complex="12pt"/>
    </style:style>
    <style:style style:name="P84" style:parent-style-name="Normal" style:family="paragraph">
      <style:paragraph-properties fo:line-height="150%"/>
    </style:style>
    <style:style style:name="T85" style:parent-style-name="Policepardéfaut" style:family="text">
      <style:text-properties fo:font-size="14pt" style:font-size-asian="14pt" style:font-size-complex="14pt" fo:background-color="#FFFF00"/>
    </style:style>
    <style:style style:name="P86" style:parent-style-name="Paragraphedeliste" style:list-style-name="LFO2" style:family="paragraph">
      <style:paragraph-properties fo:line-height="150%"/>
      <style:text-properties fo:font-size="14pt" style:font-size-asian="14pt" style:font-size-complex="14pt" fo:language="en" fo:country="US"/>
    </style:style>
    <style:style style:name="P87" style:parent-style-name="Paragraphedeliste" style:list-style-name="LFO2" style:family="paragraph">
      <style:paragraph-properties fo:line-height="150%"/>
      <style:text-properties fo:font-size="14pt" style:font-size-asian="14pt" style:font-size-complex="14pt" fo:language="en" fo:country="US"/>
    </style:style>
    <style:style style:name="P88" style:parent-style-name="Paragraphedeliste" style:list-style-name="LFO2" style:family="paragraph">
      <style:paragraph-properties fo:line-height="150%"/>
      <style:text-properties fo:font-size="14pt" style:font-size-asian="14pt" style:font-size-complex="14pt" fo:language="en" fo:country="US"/>
    </style:style>
    <style:style style:name="P89" style:parent-style-name="Paragraphedeliste" style:list-style-name="LFO2" style:family="paragraph">
      <style:paragraph-properties fo:line-height="150%"/>
      <style:text-properties fo:font-size="14pt" style:font-size-asian="14pt" style:font-size-complex="14pt" fo:language="en" fo:country="US"/>
    </style:style>
    <style:style style:name="P90" style:parent-style-name="Paragraphedeliste" style:list-style-name="LFO2" style:family="paragraph">
      <style:paragraph-properties fo:line-height="150%"/>
      <style:text-properties fo:font-size="14pt" style:font-size-asian="14pt" style:font-size-complex="14pt"/>
    </style:style>
    <style:style style:name="P91" style:parent-style-name="Normal" style:family="paragraph">
      <style:paragraph-properties fo:line-height="150%"/>
      <style:text-properties fo:font-size="14pt" style:font-size-asian="14pt" style:font-size-complex="14pt"/>
    </style:style>
    <style:style style:name="P92" style:parent-style-name="Normal" style:family="paragraph">
      <style:paragraph-properties fo:line-height="150%"/>
      <style:text-properties fo:font-size="14pt" style:font-size-asian="14pt" style:font-size-complex="14pt"/>
    </style:style>
    <style:style style:name="P93" style:parent-style-name="Normal" style:family="paragraph">
      <style:paragraph-properties fo:line-height="150%"/>
      <style:text-properties fo:font-size="14pt" style:font-size-asian="14pt" style:font-size-complex="14pt"/>
    </style:style>
    <style:style style:name="P94" style:parent-style-name="Normal" style:family="paragraph">
      <style:paragraph-properties fo:line-height="150%"/>
      <style:text-properties fo:font-size="14pt" style:font-size-asian="14pt" style:font-size-complex="14pt"/>
    </style:style>
    <style:style style:name="P95" style:parent-style-name="Normal" style:family="paragraph">
      <style:paragraph-properties fo:line-height="150%"/>
      <style:text-properties fo:font-size="14pt" style:font-size-asian="14pt" style:font-size-complex="14pt"/>
    </style:style>
    <style:style style:name="P96" style:parent-style-name="Normal" style:family="paragraph">
      <style:paragraph-properties fo:line-height="150%"/>
      <style:text-properties fo:font-size="14pt" style:font-size-asian="14pt" style:font-size-complex="14pt"/>
    </style:style>
    <style:style style:name="P97" style:parent-style-name="Normal" style:family="paragraph">
      <style:paragraph-properties fo:line-height="150%"/>
      <style:text-properties fo:font-size="14pt" style:font-size-asian="14pt" style:font-size-complex="14pt"/>
    </style:style>
    <style:style style:name="P98" style:parent-style-name="Normal" style:family="paragraph">
      <style:paragraph-properties fo:line-height="150%"/>
      <style:text-properties fo:font-size="14pt" style:font-size-asian="14pt" style:font-size-complex="14pt"/>
    </style:style>
    <style:style style:name="P99" style:parent-style-name="Normal" style:family="paragraph">
      <style:paragraph-properties fo:line-height="150%"/>
      <style:text-properties fo:font-size="14pt" style:font-size-asian="14pt" style:font-size-complex="14pt"/>
    </style:style>
    <style:style style:name="P100" style:parent-style-name="Normal" style:family="paragraph">
      <style:paragraph-properties fo:line-height="150%"/>
      <style:text-properties fo:font-size="14pt" style:font-size-asian="14pt" style:font-size-complex="14pt"/>
    </style:style>
    <style:style style:name="P101" style:parent-style-name="Normal" style:family="paragraph">
      <style:paragraph-properties fo:line-height="150%"/>
      <style:text-properties fo:font-size="14pt" style:font-size-asian="14pt" style:font-size-complex="14pt"/>
    </style:style>
    <style:style style:name="P102" style:parent-style-name="Normal" style:family="paragraph">
      <style:paragraph-properties fo:line-height="150%"/>
      <style:text-properties fo:font-size="14pt" style:font-size-asian="14pt" style:font-size-complex="14pt"/>
    </style:style>
    <style:style style:name="P103" style:parent-style-name="Normal" style:family="paragraph">
      <style:paragraph-properties fo:line-height="150%"/>
      <style:text-properties fo:font-size="14pt" style:font-size-asian="14pt" style:font-size-complex="14pt"/>
    </style:style>
    <style:style style:name="P104" style:parent-style-name="Titre" style:family="paragraph">
      <style:paragraph-properties fo:text-align="center"/>
    </style:style>
    <style:style style:name="P105" style:parent-style-name="Normal" style:family="paragraph">
      <style:paragraph-properties fo:text-align="center"/>
    </style:style>
    <style:style style:name="T106" style:parent-style-name="Policepardéfaut" style:family="text">
      <style:text-properties fo:font-size="14pt" style:font-size-asian="14pt" style:font-size-complex="14pt" fo:background-color="#FFFF00"/>
    </style:style>
    <style:style style:name="P107" style:parent-style-name="Paragraphedeliste" style:list-style-name="LFO3" style:family="paragraph"/>
    <style:style style:name="P108" style:parent-style-name="Paragraphedeliste" style:list-style-name="LFO3" style:family="paragraph"/>
    <style:style style:name="P109" style:parent-style-name="Paragraphedeliste" style:list-style-name="LFO3" style:family="paragraph"/>
    <style:style style:name="P110" style:parent-style-name="Paragraphedeliste" style:list-style-name="LFO3" style:family="paragraph"/>
    <style:style style:name="P111" style:parent-style-name="Paragraphedeliste" style:list-style-name="LFO3" style:family="paragraph"/>
    <style:style style:name="P112" style:parent-style-name="Paragraphedeliste" style:list-style-name="LFO3" style:family="paragraph"/>
    <style:style style:name="P113" style:parent-style-name="Paragraphedeliste" style:list-style-name="LFO3" style:family="paragraph"/>
    <style:style style:name="P114" style:parent-style-name="Paragraphedeliste" style:list-style-name="LFO3" style:family="paragraph"/>
    <style:style style:name="P115" style:parent-style-name="Paragraphedeliste" style:list-style-name="LFO3" style:family="paragraph"/>
    <style:style style:name="P116" style:parent-style-name="Paragraphedeliste" style:list-style-name="LFO3" style:family="paragraph"/>
    <style:style style:name="P117" style:parent-style-name="Paragraphedeliste" style:list-style-name="LFO3" style:family="paragraph"/>
    <style:style style:name="P118" style:parent-style-name="Paragraphedeliste" style:list-style-name="LFO3" style:family="paragraph"/>
    <style:style style:name="P119" style:parent-style-name="Paragraphedeliste" style:list-style-name="LFO3" style:family="paragraph"/>
    <style:style style:name="P120" style:parent-style-name="Paragraphedeliste" style:list-style-name="LFO3" style:family="paragraph"/>
    <style:style style:name="P121" style:parent-style-name="Paragraphedeliste" style:list-style-name="LFO3" style:family="paragraph"/>
    <style:style style:name="P122" style:parent-style-name="Paragraphedeliste" style:list-style-name="LFO3" style:family="paragraph"/>
    <style:style style:name="P123" style:parent-style-name="Paragraphedeliste" style:list-style-name="LFO3" style:family="paragraph"/>
    <style:style style:name="P124" style:parent-style-name="Paragraphedeliste" style:list-style-name="LFO3" style:family="paragraph"/>
    <style:style style:name="P125" style:parent-style-name="Paragraphedeliste" style:list-style-name="LFO3" style:family="paragraph"/>
    <style:style style:name="P126" style:parent-style-name="Paragraphedeliste" style:list-style-name="LFO3" style:family="paragraph"/>
    <style:style style:name="P127" style:parent-style-name="Paragraphedeliste" style:list-style-name="LFO3" style:family="paragraph"/>
    <style:style style:name="P128" style:parent-style-name="Paragraphedeliste" style:list-style-name="LFO3" style:family="paragraph"/>
    <style:style style:name="P129" style:parent-style-name="Paragraphedeliste" style:list-style-name="LFO3" style:family="paragraph"/>
    <style:style style:name="P130" style:parent-style-name="Paragraphedeliste" style:list-style-name="LFO3" style:family="paragraph"/>
    <style:style style:name="P131" style:parent-style-name="Paragraphedeliste" style:list-style-name="LFO3" style:family="paragraph"/>
    <style:style style:name="P132" style:parent-style-name="Paragraphedeliste" style:list-style-name="LFO3" style:family="paragraph"/>
    <style:style style:name="P133" style:parent-style-name="Paragraphedeliste" style:list-style-name="LFO3" style:family="paragraph"/>
    <style:style style:name="P134" style:parent-style-name="Paragraphedeliste" style:list-style-name="LFO3" style:family="paragraph"/>
    <style:style style:name="P135" style:parent-style-name="Paragraphedeliste" style:list-style-name="LFO3" style:family="paragraph"/>
    <style:style style:name="P136" style:parent-style-name="Paragraphedeliste" style:list-style-name="LFO3" style:family="paragraph"/>
    <style:style style:name="P137" style:parent-style-name="Paragraphedeliste" style:list-style-name="LFO3" style:family="paragraph"/>
    <style:style style:name="P138" style:parent-style-name="Paragraphedeliste" style:list-style-name="LFO3" style:family="paragraph"/>
    <style:style style:name="P139" style:parent-style-name="Paragraphedeliste" style:list-style-name="LFO3" style:family="paragraph"/>
    <style:style style:name="P140" style:parent-style-name="Paragraphedeliste" style:list-style-name="LFO3" style:family="paragraph"/>
    <style:style style:name="P141" style:parent-style-name="Paragraphedeliste" style:list-style-name="LFO3" style:family="paragraph"/>
    <style:style style:name="P142" style:parent-style-name="Paragraphedeliste" style:list-style-name="LFO3" style:family="paragraph"/>
    <style:style style:name="P143" style:parent-style-name="Paragraphedeliste" style:list-style-name="LFO3" style:family="paragraph"/>
    <style:style style:name="P144" style:parent-style-name="Paragraphedeliste" style:list-style-name="LFO3" style:family="paragraph"/>
    <style:style style:name="P145" style:parent-style-name="Paragraphedeliste" style:list-style-name="LFO3" style:family="paragraph"/>
    <style:style style:name="P146" style:parent-style-name="Paragraphedeliste" style:list-style-name="LFO3" style:family="paragraph"/>
  </office:automatic-styles>
  <office:body>
    <office:text text:use-soft-page-breaks="true">
      <text:p text:style-name="P1"/>
      <text:p text:style-name="Titre">HTML =&gt;<text:s/><text:span text:style-name="T2">Les balises HTML et leurs fonctionnalités</text:span></text:p>
      <text:p text:style-name="Normal"><text:span text:style-name="T3">Les balises HTML sont utilisées pour créer et structurer le contenu d'une page web.</text:span></text:p>
      <text:p text:style-name="P4"/>
      <text:list text:style-name="LFO1" text:continue-numbering="true">
        <text:list-item>
          <text:p text:style-name="P5">&lt;html&gt; : Cette balise encadre l'ensemble du contenu de la page.</text:p>
        </text:list-item>
      </text:list>
      <text:p text:style-name="P6"/>
      <text:list text:style-name="LFO1" text:continue-numbering="true">
        <text:list-item>
          <text:p text:style-name="P7">&lt;head&gt; : Cette balise encadre les informations de l'en-tête de la page, telles que le titre, les liens vers des feuilles de style CSS et les scripts JavaScript.</text:p>
        </text:list-item>
      </text:list>
      <text:p text:style-name="P8"/>
      <text:list text:style-name="LFO1" text:continue-numbering="true">
        <text:list-item>
          <text:p text:style-name="P9">&lt;body&gt; : Cette balise encadre le contenu principal de la page, tel que le texte, les images et les vidéos.</text:p>
        </text:list-item>
      </text:list>
      <text:p text:style-name="P10"/>
      <text:list text:style-name="LFO1" text:continue-numbering="true">
        <text:list-item>
          <text:p text:style-name="P11">&lt;h1&gt; à &lt;h6&gt; : Ces balises sont utilisées pour créer des titres de différents niveaux de hiérarchie.</text:p>
        </text:list-item>
      </text:list>
      <text:p text:style-name="P12"/>
      <text:list text:style-name="LFO1" text:continue-numbering="true">
        <text:list-item>
          <text:p text:style-name="P13">&lt;p&gt; : Cette balise est utilisée pour créer des paragraphes.</text:p>
        </text:list-item>
      </text:list>
      <text:p text:style-name="P14"/>
      <text:list text:style-name="LFO1" text:continue-numbering="true">
        <text:list-item>
          <text:p text:style-name="P15">&lt;a&gt; : Cette balise est utilisée pour créer des liens hypertextes vers d'autres pages web ou des fichiers.</text:p>
        </text:list-item>
      </text:list>
      <text:p text:style-name="P16"/>
      <text:list text:style-name="LFO1" text:continue-numbering="true">
        <text:list-item>
          <text:p text:style-name="P17">&lt;img&gt; : Cette balise est utilisée pour insérer des images dans la page.</text:p>
        </text:list-item>
      </text:list>
      <text:p text:style-name="P18"/>
      <text:list text:style-name="LFO1" text:continue-numbering="true">
        <text:list-item>
          <text:p text:style-name="P19">&lt;ul&gt; et &lt;ol&gt; : Ces balises sont utilisées pour créer des listes non ordonnées et ordonnées, respectivement.</text:p>
        </text:list-item>
      </text:list>
      <text:p text:style-name="P20"/>
      <text:list text:style-name="LFO1" text:continue-numbering="true">
        <text:list-item>
          <text:p text:style-name="P21">&lt;li&gt; : Cette balise est utilisée pour créer des éléments de liste.</text:p>
        </text:list-item>
      </text:list>
      <text:p text:style-name="P22"/>
      <text:list text:style-name="LFO1" text:continue-numbering="true">
        <text:list-item>
          <text:p text:style-name="P23">&lt;div&gt; et &lt;span&gt; : Ces balises sont utilisées pour créer des blocs de contenu ou des éléments de texte spécifiques pour le formatage CSS.</text:p>
        </text:list-item>
        <text:list-item>
          <text:p text:style-name="P24">&lt;table&gt; : Cette balise est utilisée pour créer des tableaux dans une page web.</text:p>
        </text:list-item>
      </text:list>
      <text:p text:style-name="P25"/>
      <text:list text:style-name="LFO1" text:continue-numbering="true">
        <text:list-item>
          <text:p text:style-name="P26">&lt;tr&gt; : Cette balise est utilisée pour créer des lignes dans un tableau.</text:p>
        </text:list-item>
      </text:list>
      <text:p text:style-name="P27"/>
      <text:list text:style-name="LFO1" text:continue-numbering="true">
        <text:list-item>
          <text:p text:style-name="P28">&lt;th&gt; et &lt;td&gt; : Ces balises sont utilisées pour créer des en-têtes de colonnes et des cellules de données dans un tableau.</text:p>
        </text:list-item>
      </text:list>
      <text:p text:style-name="P29"/>
      <text:list text:style-name="LFO1" text:continue-numbering="true">
        <text:list-item>
          <text:p text:style-name="P30">&lt;form&gt; : Cette balise est utilisée pour créer des formulaires permettant aux utilisateurs de saisir des informations.</text:p>
        </text:list-item>
      </text:list>
      <text:p text:style-name="P31"/>
      <text:list text:style-name="LFO1" text:continue-numbering="true">
        <text:list-item>
          <text:p text:style-name="P32">&lt;input&gt; : Cette balise est utilisée pour créer des champs de saisie de texte, des boutons et d'autres éléments interactifs dans un formulaire.</text:p>
        </text:list-item>
      </text:list>
      <text:p text:style-name="P33"/>
      <text:list text:style-name="LFO1" text:continue-numbering="true">
        <text:list-item>
          <text:p text:style-name="P34">&lt;select&gt; et &lt;option&gt; : Ces balises sont utilisées pour créer des menus déroulants dans un formulaire.</text:p>
        </text:list-item>
      </text:list>
      <text:p text:style-name="P35"/>
      <text:list text:style-name="LFO1" text:continue-numbering="true">
        <text:list-item>
          <text:p text:style-name="P36">&lt;textarea&gt; : Cette balise est utilisée pour créer des zones de texte de saisie libre dans un formulaire.</text:p>
        </text:list-item>
      </text:list>
      <text:p text:style-name="P37"/>
      <text:list text:style-name="LFO1" text:continue-numbering="true">
        <text:list-item>
          <text:p text:style-name="P38">&lt;button&gt; : Cette balise est utilisée pour créer des boutons interactifs dans une page web.</text:p>
        </text:list-item>
      </text:list>
      <text:p text:style-name="P39"/>
      <text:list text:style-name="LFO1" text:continue-numbering="true">
        <text:list-item>
          <text:p text:style-name="P40">&lt;iframe&gt; : Cette balise est utilisée pour intégrer du contenu provenant d'une autre page web dans une page web.</text:p>
        </text:list-item>
      </text:list>
      <text:p text:style-name="P41"/>
      <text:list text:style-name="LFO1" text:continue-numbering="true">
        <text:list-item>
          <text:p text:style-name="P42">&lt;audio&gt; et &lt;video&gt; : Ces balises sont utilisées pour intégrer des éléments audio et vidéo dans une page web.</text:p>
        </text:list-item>
      </text:list>
      <text:p text:style-name="P43"/>
      <text:p text:style-name="P44"/>
      <text:list text:style-name="LFO1" text:continue-numbering="true">
        <text:list-item>
          <text:p text:style-name="P45">&lt;meta&gt; : Cette balise est utilisée pour spécifier les métadonnées de la page, telles que les informations de l'auteur, la description de la page, les mots-clés, la langue et l'encodage de caractères.</text:p>
        </text:list-item>
      </text:list>
      <text:p text:style-name="P46"/>
      <text:list text:style-name="LFO1" text:continue-numbering="true">
        <text:list-item>
          <text:p text:style-name="P47">&lt;style&gt; : Cette balise est utilisée pour insérer des règles de style CSS directement dans la page web.</text:p>
        </text:list-item>
      </text:list>
      <text:p text:style-name="P48"/>
      <text:list text:style-name="LFO1" text:continue-numbering="true">
        <text:list-item>
          <text:p text:style-name="P49">&lt;script&gt; : Cette balise est utilisée pour insérer du code JavaScript dans la page web.</text:p>
        </text:list-item>
      </text:list>
      <text:p text:style-name="P50"/>
      <text:soft-page-break/>
      <text:list text:style-name="LFO1" text:continue-numbering="true">
        <text:list-item>
          <text:p text:style-name="P51">&lt;nav&gt; : Cette balise est utilisée pour créer une section de navigation dans une page web.</text:p>
        </text:list-item>
      </text:list>
      <text:p text:style-name="P52"/>
      <text:list text:style-name="LFO1" text:continue-numbering="true">
        <text:list-item>
          <text:p text:style-name="P53">&lt;header&gt; : Cette balise est utilisée pour créer une section d'en-tête dans une page web.</text:p>
        </text:list-item>
      </text:list>
      <text:p text:style-name="P54"/>
      <text:list text:style-name="LFO1" text:continue-numbering="true">
        <text:list-item>
          <text:p text:style-name="P55">&lt;footer&gt; : Cette balise est utilisée pour créer une section de pied de page dans une page web.</text:p>
        </text:list-item>
      </text:list>
      <text:p text:style-name="P56"/>
      <text:list text:style-name="LFO1" text:continue-numbering="true">
        <text:list-item>
          <text:p text:style-name="P57">&lt;section&gt; : Cette balise est utilisée pour créer des sections distinctes de contenu dans une page web.</text:p>
        </text:list-item>
      </text:list>
      <text:p text:style-name="P58"/>
      <text:list text:style-name="LFO1" text:continue-numbering="true">
        <text:list-item>
          <text:p text:style-name="P59">&lt;article&gt; : Cette balise est utilisée pour marquer un contenu autonome et qui peut être distribué indépendamment du reste de la page web.</text:p>
        </text:list-item>
      </text:list>
      <text:p text:style-name="P60"/>
      <text:list text:style-name="LFO1" text:continue-numbering="true">
        <text:list-item>
          <text:p text:style-name="P61">&lt;aside&gt; : Cette balise est utilisée pour créer une section d'informations supplémentaires ou complémentaires à la page web.</text:p>
        </text:list-item>
      </text:list>
      <text:p text:style-name="P62"/>
      <text:list text:style-name="LFO1" text:continue-numbering="true">
        <text:list-item>
          <text:p text:style-name="P63">&lt;details&gt; et &lt;summary&gt; : Ces balises sont utilisées pour créer des sections déroulantes dans une page web, permettant aux utilisateurs de masquer ou d'afficher du contenu supplémentaire.</text:p>
        </text:list-item>
        <text:list-item>
          <text:p text:style-name="P64">&lt;hr&gt; : Cette balise est utilisée pour insérer une ligne horizontale dans une page web, par exemple pour séparer des sections de contenu.</text:p>
        </text:list-item>
      </text:list>
      <text:p text:style-name="P65"/>
      <text:list text:style-name="LFO1" text:continue-numbering="true">
        <text:list-item>
          <text:p text:style-name="P66">&lt;br&gt; : Cette balise est utilisée pour insérer un saut de ligne dans une page web.</text:p>
        </text:list-item>
      </text:list>
      <text:p text:style-name="P67"/>
      <text:list text:style-name="LFO1" text:continue-numbering="true">
        <text:list-item>
          <text:p text:style-name="P68">&lt;em&gt; : Cette balise est utilisée pour mettre en évidence un texte en italique.</text:p>
        </text:list-item>
      </text:list>
      <text:p text:style-name="P69"/>
      <text:list text:style-name="LFO1" text:continue-numbering="true">
        <text:list-item>
          <text:p text:style-name="P70">&lt;strong&gt; : Cette balise est utilisée pour mettre en évidence un texte en gras.</text:p>
        </text:list-item>
      </text:list>
      <text:p text:style-name="P71"/>
      <text:list text:style-name="LFO1" text:continue-numbering="true">
        <text:list-item>
          <text:p text:style-name="P72">&lt;sub&gt; et &lt;sup&gt; : Ces balises sont utilisées pour créer des indices et des exposants respectivement, par exemple pour écrire des formules mathématiques.</text:p>
        </text:list-item>
      </text:list>
      <text:p text:style-name="P73"/>
      <text:soft-page-break/>
      <text:list text:style-name="LFO1" text:continue-numbering="true">
        <text:list-item>
          <text:p text:style-name="P74">&lt;abbr&gt; : Cette balise est utilisée pour créer des acronymes et des abréviations, avec une option pour inclure une description complète lorsque l'utilisateur passe la souris sur l'abréviation.</text:p>
        </text:list-item>
      </text:list>
      <text:p text:style-name="P75"/>
      <text:list text:style-name="LFO1" text:continue-numbering="true">
        <text:list-item>
          <text:p text:style-name="P76">&lt;cite&gt; : Cette balise est utilisée pour indiquer une citation dans une page web.</text:p>
        </text:list-item>
      </text:list>
      <text:p text:style-name="P77"/>
      <text:list text:style-name="LFO1" text:continue-numbering="true">
        <text:list-item>
          <text:p text:style-name="P78">&lt;q&gt; : Cette balise est utilisée pour créer des citations courtes dans une page web.</text:p>
        </text:list-item>
      </text:list>
      <text:p text:style-name="P79"/>
      <text:list text:style-name="LFO1" text:continue-numbering="true">
        <text:list-item>
          <text:p text:style-name="P80">&lt;blockquote&gt; : Cette balise est utilisée pour créer des citations plus longues dans une page web.</text:p>
        </text:list-item>
      </text:list>
      <text:p text:style-name="P81"/>
      <text:list text:style-name="LFO1" text:continue-numbering="true">
        <text:list-item>
          <text:p text:style-name="P82">&lt;pre&gt; : Cette balise est utilisée pour afficher du texte préformaté dans une page web, tel que du code informatique.</text:p>
        </text:list-item>
      </text:list>
      <text:p text:style-name="P83"/>
      <text:p text:style-name="P84"><text:span text:style-name="T85">Il est important de noter que toutes les balises HTML ne sont pas compatibles avec tous les navigateurs web et que certaines fonctionnalités peuvent ne pas être prises en charge par les versions antérieures des navigateurs. Il est donc important de vérifier la compatibilité de votre code HTML avec différents navigateurs et versions de navigateurs pour assurer une expérience utilisateur cohérente et fiable sur tous les appareils.</text:span></text:p>
      <text:list text:style-name="LFO2" text:continue-numbering="true">
        <text:list-item>
          <text:p text:style-name="P86">Can I Use: https://caniuse.com/.</text:p>
        </text:list-item>
        <text:list-item>
          <text:p text:style-name="P87">Browser ling: https://www.browserling.com/</text:p>
        </text:list-item>
        <text:list-item>
          <text:p text:style-name="P88">Browser Stack: https://www.browserstack.com/</text:p>
        </text:list-item>
        <text:list-item>
          <text:p text:style-name="P89">Cross Browser Testing: https://crossbrowsertesting.com/</text:p>
        </text:list-item>
        <text:list-item>
          <text:p text:style-name="P90">Sauce Labs: https://saucelabs.com/</text:p>
        </text:list-item>
      </text:list>
      <text:p text:style-name="P91">Ces sites vous permettent de saisir le code HTML et de voir comment il s'affiche dans différents navigateurs et versions de navigateurs. Ils peuvent également vous aider à identifier les balises qui ne sont pas compatibles avec certains navigateurs ou versions de navigateurs. En utilisant ces sites, vous pouvez vous<text:s/><text:soft-page-break/>assurer que votre code HTML fonctionne correctement sur tous les navigateurs utilisés par votre public cible.</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CSS, ou Cascading Style Sheets</text:p>
      <text:p text:style-name="P105"><text:span text:style-name="T106">Les propriétés CSS sont des instructions qui permettent de définir les styles et la mise en forme d'un élément HTML.</text:span></text:p>
      <text:p text:style-name="Normal"/>
      <text:list text:style-name="LFO3" text:continue-numbering="true">
        <text:list-item>
          <text:p text:style-name="P107">La propriété "color" : permet de définir la couleur du texte.</text:p>
        </text:list-item>
      </text:list>
      <text:p text:style-name="Normal"/>
      <text:list text:style-name="LFO3" text:continue-numbering="true">
        <text:list-item>
          <text:p text:style-name="P108">La propriété "font-family" : permet de définir la police de caractères à utiliser pour le texte.</text:p>
        </text:list-item>
      </text:list>
      <text:p text:style-name="Normal"/>
      <text:list text:style-name="LFO3" text:continue-numbering="true">
        <text:list-item>
          <text:p text:style-name="P109">La propriété "font-size" : permet de définir la taille de la police de caractères.</text:p>
        </text:list-item>
      </text:list>
      <text:p text:style-name="Normal"/>
      <text:soft-page-break/>
      <text:list text:style-name="LFO3" text:continue-numbering="true">
        <text:list-item>
          <text:p text:style-name="P110">La propriété "font-weight" : permet de définir l'épaisseur de la police de caractères (par exemple, "bold" pour gras ou "normal" pour normal).</text:p>
        </text:list-item>
      </text:list>
      <text:p text:style-name="Normal"/>
      <text:list text:style-name="LFO3" text:continue-numbering="true">
        <text:list-item>
          <text:p text:style-name="P111">La propriété "text-align" : permet de définir l'alignement du texte à l'intérieur d'un élément (par exemple, "left" pour aligner le texte à gauche, "right" pour aligner le texte à droite, "center" pour aligner le texte au centre).</text:p>
        </text:list-item>
      </text:list>
      <text:p text:style-name="Normal"/>
      <text:list text:style-name="LFO3" text:continue-numbering="true">
        <text:list-item>
          <text:p text:style-name="P112">La propriété "background-color" : permet de définir la couleur d'arrière-plan d'un élément.</text:p>
        </text:list-item>
      </text:list>
      <text:p text:style-name="Normal"/>
      <text:list text:style-name="LFO3" text:continue-numbering="true">
        <text:list-item>
          <text:p text:style-name="P113">La propriété "padding" : permet de définir l'espacement entre le contenu d'un élément et sa bordure.</text:p>
        </text:list-item>
      </text:list>
      <text:p text:style-name="Normal"/>
      <text:list text:style-name="LFO3" text:continue-numbering="true">
        <text:list-item>
          <text:p text:style-name="P114">La propriété "margin" : permet de définir l'espacement entre les éléments voisins.</text:p>
        </text:list-item>
      </text:list>
      <text:p text:style-name="Normal"/>
      <text:list text:style-name="LFO3" text:continue-numbering="true">
        <text:list-item>
          <text:p text:style-name="P115">La propriété "border" : permet de définir la bordure autour d'un élément (par exemple, sa couleur, son épaisseur et son style).</text:p>
        </text:list-item>
      </text:list>
      <text:p text:style-name="Normal"/>
      <text:list text:style-name="LFO3" text:continue-numbering="true">
        <text:list-item>
          <text:p text:style-name="P116">La propriété "display" : permet de définir le type d'affichage d'un élément (par exemple, "block" pour un élément qui occupe toute la largeur disponible ou "inline" pour un élément qui n'occupe que l'espace nécessaire pour son contenu).</text:p>
        </text:list-item>
        <text:list-item>
          <text:p text:style-name="P117">La propriété "height" : permet de définir la hauteur d'un élément.</text:p>
        </text:list-item>
      </text:list>
      <text:p text:style-name="Normal"/>
      <text:list text:style-name="LFO3" text:continue-numbering="true">
        <text:list-item>
          <text:p text:style-name="P118">La propriété "width" : permet de définir la largeur d'un élément.</text:p>
        </text:list-item>
      </text:list>
      <text:p text:style-name="Normal"/>
      <text:list text:style-name="LFO3" text:continue-numbering="true">
        <text:list-item>
          <text:p text:style-name="P119">La propriété "float" : permet de définir la position d'un élément en utilisant la méthode de positionnement flottant.</text:p>
        </text:list-item>
      </text:list>
      <text:p text:style-name="Normal"/>
      <text:list text:style-name="LFO3" text:continue-numbering="true">
        <text:list-item>
          <text:p text:style-name="P120">La propriété "position" : permet de définir la position d'un élément (par exemple, "relative" pour une position relative à la position d'origine ou "absolute" pour une position absolue par rapport à un élément parent).</text:p>
        </text:list-item>
      </text:list>
      <text:p text:style-name="Normal"/>
      <text:list text:style-name="LFO3" text:continue-numbering="true">
        <text:list-item>
          <text:p text:style-name="P121">La propriété "z-index" : permet de définir l'ordre d'empilement des éléments.</text:p>
        </text:list-item>
      </text:list>
      <text:p text:style-name="Normal"/>
      <text:list text:style-name="LFO3" text:continue-numbering="true">
        <text:list-item>
          <text:p text:style-name="P122">La propriété "opacity" : permet de définir l'opacité d'un élément (c'est-à-dire sa transparence).</text:p>
        </text:list-item>
      </text:list>
      <text:p text:style-name="Normal"/>
      <text:soft-page-break/>
      <text:list text:style-name="LFO3" text:continue-numbering="true">
        <text:list-item>
          <text:p text:style-name="P123">La propriété "text-decoration" : permet de définir la décoration du texte (par exemple, "underline" pour souligner le texte ou "none" pour ne pas avoir de décoration).</text:p>
        </text:list-item>
      </text:list>
      <text:p text:style-name="Normal"/>
      <text:list text:style-name="LFO3" text:continue-numbering="true">
        <text:list-item>
          <text:p text:style-name="P124">La propriété "list-style-type" : permet de définir le style de la liste (par exemple, "disc" pour un point noir ou "decimal" pour un nombre en chiffres).</text:p>
        </text:list-item>
      </text:list>
      <text:p text:style-name="Normal"/>
      <text:list text:style-name="LFO3" text:continue-numbering="true">
        <text:list-item>
          <text:p text:style-name="P125">La propriété "box-shadow" : permet de définir une ombre autour d'un élément.</text:p>
        </text:list-item>
      </text:list>
      <text:p text:style-name="Normal"/>
      <text:list text:style-name="LFO3" text:continue-numbering="true">
        <text:list-item>
          <text:p text:style-name="P126">La propriété "text-shadow" : permet de définir une ombre autour du texte.</text:p>
        </text:list-item>
        <text:list-item>
          <text:p text:style-name="P127">La propriété "text-transform" : permet de définir la casse du texte (par exemple, "uppercase" pour tout en majuscules ou "lowercase" pour tout en minuscules).</text:p>
        </text:list-item>
      </text:list>
      <text:p text:style-name="Normal"/>
      <text:list text:style-name="LFO3" text:continue-numbering="true">
        <text:list-item>
          <text:p text:style-name="P128">La propriété "text-indent" : permet de définir l'indentation du texte (c'est-à-dire l'espacement entre le bord gauche de l'élément et le début du texte).</text:p>
        </text:list-item>
      </text:list>
      <text:p text:style-name="Normal"/>
      <text:list text:style-name="LFO3" text:continue-numbering="true">
        <text:list-item>
          <text:p text:style-name="P129">La propriété "line-height" : permet de définir la hauteur de ligne (c'est-à-dire l'espacement vertical entre les lignes de texte).</text:p>
        </text:list-item>
      </text:list>
      <text:p text:style-name="Normal"/>
      <text:list text:style-name="LFO3" text:continue-numbering="true">
        <text:list-item>
          <text:p text:style-name="P130">La propriété "text-overflow" : permet de définir comment un texte qui dépasse la taille de l'élément doit être géré (par exemple, "ellipsis" pour afficher des points de suspension à la fin du texte).</text:p>
        </text:list-item>
      </text:list>
      <text:p text:style-name="Normal"/>
      <text:list text:style-name="LFO3" text:continue-numbering="true">
        <text:list-item>
          <text:p text:style-name="P131">La propriété "white-space" : permet de définir comment les espaces et les retours à la ligne dans le texte doivent être gérés (par exemple, "nowrap" pour empêcher le texte de passer à la ligne ou "pre" pour préserver les espaces et les retours à la ligne tels quels).</text:p>
        </text:list-item>
      </text:list>
      <text:p text:style-name="Normal"/>
      <text:list text:style-name="LFO3" text:continue-numbering="true">
        <text:list-item>
          <text:p text:style-name="P132">La propriété "cursor" : permet de définir le type de curseur à afficher lorsque le curseur de la souris survole un élément (par exemple, "pointer" pour un curseur de type main).</text:p>
        </text:list-item>
      </text:list>
      <text:p text:style-name="Normal"/>
      <text:list text:style-name="LFO3" text:continue-numbering="true">
        <text:list-item>
          <text:p text:style-name="P133">La propriété "background-image" : permet de définir une image d'arrière-plan pour un élément.</text:p>
        </text:list-item>
      </text:list>
      <text:p text:style-name="Normal"/>
      <text:list text:style-name="LFO3" text:continue-numbering="true">
        <text:list-item>
          <text:p text:style-name="P134">La propriété "background-repeat" : permet de définir comment une image d'arrière-plan doit être répétée si elle est plus petite que l'élément auquel elle est appliquée.</text:p>
        </text:list-item>
      </text:list>
      <text:p text:style-name="Normal"/>
      <text:list text:style-name="LFO3" text:continue-numbering="true">
        <text:list-item>
          <text:p text:style-name="P135">La propriété "background-position" : permet de définir la position de l'image d'arrière-plan par rapport à l'élément.</text:p>
        </text:list-item>
      </text:list>
      <text:p text:style-name="Normal"/>
      <text:list text:style-name="LFO3" text:continue-numbering="true">
        <text:list-item>
          <text:p text:style-name="P136">La propriété "border-radius" : permet de définir un rayon pour arrondir les coins d'un élément.</text:p>
        </text:list-item>
        <text:list-item>
          <text:p text:style-name="P137">La propriété "font-size" : permet de définir la taille de police pour un élément.</text:p>
        </text:list-item>
      </text:list>
      <text:p text:style-name="Normal"/>
      <text:list text:style-name="LFO3" text:continue-numbering="true">
        <text:list-item>
          <text:p text:style-name="P138">La propriété "font-weight" : permet de définir l'épaisseur de la police pour un élément.</text:p>
        </text:list-item>
      </text:list>
      <text:p text:style-name="Normal"/>
      <text:list text:style-name="LFO3" text:continue-numbering="true">
        <text:list-item>
          <text:p text:style-name="P139">La propriété "font-style" : permet de définir le style de police pour un élément (par exemple, "italic" pour une police en italique).</text:p>
        </text:list-item>
      </text:list>
      <text:p text:style-name="Normal"/>
      <text:list text:style-name="LFO3" text:continue-numbering="true">
        <text:list-item>
          <text:p text:style-name="P140">La propriété "font-family" : permet de définir la famille de police pour un élément (par exemple, "Arial" ou "Times New Roman").</text:p>
        </text:list-item>
      </text:list>
      <text:p text:style-name="Normal"/>
      <text:list text:style-name="LFO3" text:continue-numbering="true">
        <text:list-item>
          <text:p text:style-name="P141">La propriété "text-align" : permet de définir l'alignement horizontal du texte dans un élément (par exemple, "center" pour un alignement centré).</text:p>
        </text:list-item>
      </text:list>
      <text:p text:style-name="Normal"/>
      <text:list text:style-name="LFO3" text:continue-numbering="true">
        <text:list-item>
          <text:p text:style-name="P142">La propriété "vertical-align" : permet de définir l'alignement vertical du contenu d'un élément par rapport à ses voisins.</text:p>
        </text:list-item>
      </text:list>
      <text:p text:style-name="Normal"/>
      <text:list text:style-name="LFO3" text:continue-numbering="true">
        <text:list-item>
          <text:p text:style-name="P143">La propriété "color" : permet de définir la couleur du texte pour un élément.</text:p>
        </text:list-item>
      </text:list>
      <text:p text:style-name="Normal"/>
      <text:list text:style-name="LFO3" text:continue-numbering="true">
        <text:list-item>
          <text:p text:style-name="P144">La propriété "background-color" : permet de définir la couleur d'arrière-plan pour un élément.</text:p>
        </text:list-item>
      </text:list>
      <text:p text:style-name="Normal"/>
      <text:list text:style-name="LFO3" text:continue-numbering="true">
        <text:list-item>
          <text:p text:style-name="P145">La propriété "box-sizing" : permet de définir la méthode de calcul de la taille d'un élément (par exemple, "border-box" pour inclure les bordures et les marges dans la taille de l'élément).</text:p>
        </text:list-item>
      </text:list>
      <text:p text:style-name="Normal"/>
      <text:list text:style-name="LFO3" text:continue-numbering="true">
        <text:list-item>
          <text:p text:style-name="P146">La propriété "display" : permet de définir le type d'affichage pour un élément (par exemple, "block" pour un affichage en bloc ou "inline" pour un affichage en lign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En-tête"><draw:custom-shape svg:width="5.55139in" svg:height="3.33056in" draw:z-index="251658240" draw:id="id0" draw:style-name="a2" draw:transform="translate(-2.77569in -1.66528in) rotate(0.7854) translate(1.84931in -2.99375in)" draw:name="PowerPlusWaterMarkObject19136127" text:anchor-type="paragraph"><svg:title/><svg:desc/><text:p text:style-name="a1" text:class-names="" text:cond-style-name=""><text:span text:style-name="a0" text:class-names="">DELIA</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amatullah Ahmadzai</meta:initial-creator>
    <dc:creator>Delia Danciu</dc:creator>
    <meta:creation-date>2023-07-04T12:19:00Z</meta:creation-date>
    <dc:date>2023-07-04T12:24:00Z</dc:date>
    <meta:template xlink:href="Normal" xlink:type="simple"/>
    <meta:editing-cycles>3</meta:editing-cycles>
    <meta:editing-duration>PT120S</meta:editing-duration>
    <meta:document-statistic meta:page-count="8" meta:paragraph-count="21" meta:word-count="1688" meta:character-count="10953" meta:row-count="77" meta:non-whitespace-character-count="9286"/>
  </office:meta>
</office:document-meta>
</file>